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59dc" officeooo:paragraph-rsid="000059dc"/>
    </style:style>
    <style:style style:name="P2" style:family="paragraph" style:parent-style-name="Standard">
      <style:text-properties officeooo:rsid="0048deb1" officeooo:paragraph-rsid="004d702b"/>
    </style:style>
    <style:style style:name="P3" style:family="paragraph" style:parent-style-name="Standard">
      <style:text-properties officeooo:rsid="0048deb1" officeooo:paragraph-rsid="0052ac0d"/>
    </style:style>
    <style:style style:name="P4" style:family="paragraph" style:parent-style-name="Standard">
      <style:text-properties officeooo:rsid="004d702b" officeooo:paragraph-rsid="004d702b"/>
    </style:style>
    <style:style style:name="P5" style:family="paragraph" style:parent-style-name="Standard">
      <style:text-properties officeooo:rsid="00530d51" officeooo:paragraph-rsid="00530d51"/>
    </style:style>
    <style:style style:name="T1" style:family="text">
      <style:text-properties officeooo:rsid="000cda2b"/>
    </style:style>
    <style:style style:name="T2" style:family="text">
      <style:text-properties officeooo:rsid="005a20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程蜀是一个特别有钱的富二代。说是富二代可能不太清楚他多有钱，这么说吧，某蝙蝠公子和他的差别就像我和蝙蝠公子的差别一样大。</text:p>
      <text:p text:style-name="P1"/>
      <text:p text:style-name="P1">他父亲是集团的董事长，也就是集团的老大。程蜀从小开始便去的集团名下的学校，学校里的学生自然都是集团里顶尖领导层的孩子，也有些公司外的孩子不过也是身份显赫。程蜀小时候，父亲在公司就经常把他带在身边。除了公司相关的知识，父亲经常会给他讲一些处世的道理，奇闻异事，劲爆八卦等等。等程蜀<text:span text:style-name="T1">18岁了，就开始在集团名下的一家公司任职，之后又担任了很多公司的董事长，及很多公司的董事。总之一句话，他父亲打下了江山，他也已经成为一个合格的继承人了。</text:span></text:p>
      <text:p text:style-name="P1"/>
      <text:p text:style-name="P1">程蜀出生的时候，他父亲已经快五十了，他父亲之前几个私生子女不过也已经给了他们钱，断绝关系了。程蜀母亲从不过问公司的事情，是一个全职太太。所以，名义上，程蜀是他父亲的唯一继承人。在程蜀二十五岁的时候，他父亲宣布退休，正式让程蜀接替他的职务。这也是为了让程蜀趁他还没那么老，还能替程蜀护航一段年头，早点接手。</text:p>
      <text:p text:style-name="P1"/>
      <text:p text:style-name="P1">程蜀正常的结婚了，虽然目前没要子女，但是婚姻幸福，家庭美满。至此，程蜀的人生可以说到达巅峰了。他也没有想过把集团再做大，也确实很难再做大了，他们集团已经是龙头了。所以，他也没有太激进的想法，集团也一直像往常一样平安无事。</text:p>
      <text:p text:style-name="P1"/>
      <text:p text:style-name="P1">其实，集团的事用他管理的不多，也就是很多决策需要他签字。公司就像一段十分健全的代码，完全可以自主运行，有很健全的问题处理方式。偶尔发现特殊的问题，程蜀也能熟练地处理。</text:p>
      <text:p text:style-name="P1"/>
      <text:p text:style-name="P1">有钱人，一个没有太多工作及生活负担的有钱人，一个地位显赫的人，自然对自己的人生有不一样的要求啦。程蜀的要求很直白，成为世界的主宰。在他看来，除了国家，没有任何一个机构组织能和他家的集团并肩。确实，有一些大集团和他家势力差不多，但是这些集团内部原没有他家的团结，他家集团的董事长几乎都是程蜀自己提拔的，有不少还是他自己的发小，而他这个年轻又优秀的继承人，远比那些集团的继承人或者老家伙强很多。而程蜀他们公司在西方某国，国籍也是那个国家的。所以，就算是总统还是各党派领导人，政界军界大佬，他也都熟的很，有些还是靠他家的关系爬到今天的位置的，也有不少退休后在集团任职。</text:p>
      <text:p text:style-name="P1"/>
      <text:p text:style-name="P1">现在看来，程蜀对人生的要求就很合理了吧。其实都不用说，这个世界难道还有比他更手眼通天的人吗？但是他想要的不是做最手眼通天的人，而是唯一的神，是其他人不能比拟的，世界的大主宰。在当今这个社会，如果真的再有一个皇帝，想必人们也只有服从的份吧。但是，有皇帝，就会有被推翻的那一天，所以当主宰不能让其他人意识到，自己是主宰。</text:p>
      <text:p text:style-name="P1"/>
      <text:p text:style-name="P1">他的第一个目标就是做实自己是他所在的国家的主宰，然后下一步便是世界的主宰。</text:p>
      <text:p text:style-name="P1"/>
      <text:p text:style-name="P1">他的力量虽然最大，但是还不能统治世界，就像秦国最强大，但是面对其他六国合纵，也只能闭关不出。当然，他不想像秦国那样灭掉所有对手，而是要做到想灭谁灭谁，但是他不能让别人认识到他会这样做，不然你今天心情不好灭了这个，明天可能就会轮到自己，其他对手人人自危，势必会联合起来，推翻他。</text:p>
      <text:p text:style-name="P1">除了想灭谁灭谁，还要做到想赏谁赏谁，但是也不能暴露自己，因为首先，你扶起来一家可能会惹怒另一家，虽然没人能威胁到他，但他想在其他人面前做一个与世无争的人，一个与世无争的人自然不会去大手笔地扶起一家，也不想与别人结仇，他们只想管好自己的一亩三分地。这是对的，面对他这个手眼通天的人，其他势力最希望看到的就是他与世无争。毕竟，自诩不凡，想当大主宰的人又不止他一个。其次，你赏了一家，就会有十家过来找你求赏，还会有很多骗赏的。（他虽然想做一个与世无争的人，但是他这身份的人，总要有一些不一样的地方，不然别人肯定会怀疑的，于是，他在别人面前还是比较要强的，也有许多有钱人的癖好，虽然在他看来，这些都太无聊了。）</text:p>
      <text:p text:style-name="P1"/>
      <text:p text:style-name="P1">于是，他制定了计划，如何隐秘地做大主宰：</text:p>
      <text:p text:style-name="P1"><text:soft-page-break/></text:p>
      <text:p text:style-name="P3">1. 有自己的情报组织。他要知道世界上所有的事情。不光是其他大的组织势力的事情，还有寻常百姓的事情。没错，这才是世界的主宰，通天还通地。他设计了一套系统，哪些事情会自动触发哪些对应的执行。哪些事情需要他亲自过目。各种事件的等级，怪异程度，发生几率，潜在影响，涉及到的关键人物组织及其他事件等等。不仅是具体某个事件，他对一些普遍事件也有自己的处理方法，比如校园霸凌等等，甚至他对司法系统，医疗系统，教育系统，社会保障系统都有自己的看法。他要做的不是针对某一具体事件，而是针对某一社会现象作出行动。当然，他不需要自己想解决办法，有人替他想，他只需要从中选出自己最满意的方案，然后监督执行就好。</text:p>
      <text:p text:style-name="P4">2. 有自己的执行组织。</text:p>
      <text:p text:style-name="P5">3. 所有内容绝对保密</text:p>
      <text:p text:style-name="P2"/>
      <text:p text:style-name="P2">很快，他自己的情报组织和执行组织就建立起来了。虽然情报组织能获取的情报还很有限，对情报的分类处理也不完美；而执行组织的执行能力更有限。很大程度上，情报组织和执行组织的能力被第三点束缚，但第三点是铁的底线。一旦让人知道他现在在做的事，他就死定了。以后，情报组织和执行组织会越来越完善。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0T08:33:28.150295424</meta:creation-date>
    <dc:date>2022-08-20T11:32:10.781368987</dc:date>
    <meta:editing-duration>PT1H44M49S</meta:editing-duration>
    <meta:editing-cycles>91</meta:editing-cycles>
    <meta:generator>LibreOffice/6.0.7.3$Linux_X86_64 LibreOffice_project/00m0$Build-3</meta:generator>
    <meta:document-statistic meta:table-count="0" meta:image-count="0" meta:object-count="0" meta:page-count="2" meta:paragraph-count="15" meta:word-count="2006" meta:character-count="2013" meta:non-whitespace-character-count="2010"/>
  </office:meta>
</office:document-meta>
</file>